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NotationDecl.setValues( String name , String publicId , String systemId , String base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NotationDec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